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 New Roman" fo:font-size="8pt" style:font-size-asian="8pt" style:font-size-complex="8pt"/>
    </style:style>
    <style:style style:name="P3" style:family="paragraph">
      <style:paragraph-properties fo:text-align="center"/>
      <style:text-properties style:font-name="Times New Roman" fo:font-size="6pt" style:font-size-asian="6pt" style:font-size-complex="6pt"/>
    </style:style>
    <style:style style:name="T1" style:family="text">
      <style:text-properties style:font-name="Times New Roman" fo:font-size="8pt" style:font-size-asian="8pt" style:font-size-complex="8pt"/>
    </style:style>
    <style:style style:name="T2" style:family="text">
      <style:text-properties style:font-name="Times New Roman" fo:font-size="6pt" style:font-size-asian="6pt" style:font-size-complex="6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textarea-horizontal-align="justify" draw:textarea-vertical-align="middle" draw:auto-grow-height="false" fo:min-height="1.972cm" fo:min-width="1.0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3300" draw:textarea-horizontal-align="justify" draw:textarea-vertical-align="middle" draw:auto-grow-height="false" fo:min-height="1.972cm" fo:min-width="1.9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cc00" draw:textarea-horizontal-align="justify" draw:textarea-vertical-align="middle" draw:auto-grow-height="false" fo:min-height="1.972cm" fo:min-width="1.3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ff3300" draw:textarea-horizontal-align="justify" draw:textarea-vertical-align="middle" draw:auto-grow-height="false" fo:min-height="1.972cm" fo:min-width="1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ffcc00" draw:textarea-horizontal-align="justify" draw:textarea-vertical-align="middle" draw:auto-grow-height="false" fo:min-height="1.972cm" fo:min-width="1.4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ccff66" draw:textarea-horizontal-align="justify" draw:textarea-vertical-align="middle" draw:auto-grow-height="false" fo:min-height="1.972cm" fo:min-width="1.4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1.972cm" fo:min-width="0.8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ff3300" draw:textarea-horizontal-align="justify" draw:textarea-vertical-align="middle" draw:auto-grow-height="false" fo:min-height="1.972cm" fo:min-width="1.3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ffcc00" draw:textarea-horizontal-align="justify" draw:textarea-vertical-align="middle" draw:auto-grow-height="false" fo:min-height="1.972cm" fo:min-width="1.0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ffcc00" draw:textarea-horizontal-align="justify" draw:textarea-vertical-align="middle" draw:auto-grow-height="false" fo:min-height="1.972cm" fo:min-width="1.0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-color="#ccff66" draw:textarea-horizontal-align="justify" draw:textarea-vertical-align="middle" draw:auto-grow-height="false" fo:min-height="1.972cm" fo:min-width="1.1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-color="#ccff66" draw:textarea-horizontal-align="justify" draw:textarea-vertical-align="middle" draw:auto-grow-height="false" fo:min-height="1.972cm" fo:min-width="1.0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-color="#ff3300" draw:textarea-horizontal-align="justify" draw:textarea-vertical-align="middle" draw:auto-grow-height="false" fo:min-height="1.972cm" fo:min-width="1.3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="solid" draw:fill-color="#00cc00" draw:textarea-horizontal-align="justify" draw:textarea-vertical-align="middle" draw:auto-grow-height="false" fo:min-height="1.972cm" fo:min-width="1.1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-color="#ff3300" draw:textarea-horizontal-align="justify" draw:textarea-vertical-align="middle" draw:auto-grow-height="false" fo:min-height="1.972cm" fo:min-width="1.0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-color="#ff3300" draw:textarea-horizontal-align="justify" draw:textarea-vertical-align="middle" draw:auto-grow-height="false" fo:min-height="1.972cm" fo:min-width="0.9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-color="#ff3300" draw:textarea-horizontal-align="justify" draw:textarea-vertical-align="middle" draw:auto-grow-height="false" fo:min-height="1.972cm" fo:min-width="0.9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fill="solid" draw:fill-color="#00cc00" draw:textarea-horizontal-align="justify" draw:textarea-vertical-align="middle" draw:auto-grow-height="false" fo:min-height="1.972cm" fo:min-width="0.8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fill-color="#ff3300" draw:textarea-horizontal-align="justify" draw:textarea-vertical-align="middle" draw:auto-grow-height="false" fo:min-height="1.972cm" fo:min-width="1.0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Shape1" draw:style-name="gr1" draw:text-style-name="P2" svg:width="1.033cm" svg:height="1.973cm" svg:x="0.49cm" svg:y="0.568cm"><text:p text:style-name="P1"><text:span text:style-name="T1">Input</text:span></text:p><text:p text:style-name="P1"><text:span text:style-name="T1">1x15x15</text:span></text:p><draw:enhanced-geometry svg:viewBox="0 0 21600 21600" draw:type="rectangle" draw:enhanced-path="M 0 0 L 21600 0 21600 21600 0 21600 0 0 Z N"/></draw:custom-shape><draw:custom-shape text:anchor-type="paragraph" draw:z-index="1" draw:name="Shape1" draw:style-name="gr2" draw:text-style-name="P2" svg:width="1.968cm" svg:height="1.973cm" svg:x="1.579cm" svg:y="0.568cm"><text:p text:style-name="P1"><text:span text:style-name="T1">CONV1+ReLU</text:span></text:p><text:p text:style-name="P1"><text:span text:style-name="T1">filters: 20</text:span></text:p><text:p text:style-name="P1"><text:span text:style-name="T1">f_size: 4x4</text:span></text:p><text:p text:style-name="P1"><text:span text:style-name="T1">stride: 1</text:span></text:p><text:p text:style-name="P1"><text:span text:style-name="T1">padding: 0</text:span></text:p><draw:enhanced-geometry svg:viewBox="0 0 21600 21600" draw:type="rectangle" draw:enhanced-path="M 0 0 L 21600 0 21600 21600 0 21600 0 0 Z N"/></draw:custom-shape><draw:custom-shape text:anchor-type="paragraph" draw:z-index="2" draw:name="Shape1" draw:style-name="gr3" draw:text-style-name="P2" svg:width="1.343cm" svg:height="1.973cm" svg:x="3.602cm" svg:y="0.568cm"><text:p text:style-name="P1"><text:span text:style-name="T1">POOL1</text:span></text:p><text:p text:style-name="P1"><text:span text:style-name="T1">f_size: 2x2</text:span></text:p><text:p text:style-name="P1"><text:span text:style-name="T1">stride: 2</text:span></text:p><text:p text:style-name="P1"><text:span text:style-name="T1">padding: 0</text:span></text:p><draw:enhanced-geometry svg:viewBox="0 0 21600 21600" draw:type="rectangle" draw:enhanced-path="M 0 0 L 21600 0 21600 21600 0 21600 0 0 Z N"/></draw:custom-shape><draw:custom-shape text:anchor-type="paragraph" draw:z-index="3" draw:name="Shape1" draw:style-name="gr4" draw:text-style-name="P2" svg:width="1.881cm" svg:height="1.973cm" svg:x="4.985cm" svg:y="0.568cm"><text:p text:style-name="P1"><text:span text:style-name="T1">CONV2+ReLU</text:span></text:p><text:p text:style-name="P1"><text:span text:style-name="T1">filters: 40</text:span></text:p><text:p text:style-name="P1"><text:span text:style-name="T1">f_size: 3x3</text:span></text:p><text:p text:style-name="P1"><text:span text:style-name="T1">stride: 1</text:span></text:p><text:p text:style-name="P1"><text:span text:style-name="T1">padding: 0</text:span></text:p><draw:enhanced-geometry svg:viewBox="0 0 21600 21600" draw:type="rectangle" draw:enhanced-path="M 0 0 L 21600 0 21600 21600 0 21600 0 0 Z N"/></draw:custom-shape><draw:custom-shape text:anchor-type="paragraph" draw:z-index="4" draw:name="Shape1" draw:style-name="gr5" draw:text-style-name="P2" svg:width="1.403cm" svg:height="1.973cm" svg:x="6.907cm" svg:y="0.568cm"><text:p text:style-name="P1"><text:span text:style-name="T1">POOL2</text:span></text:p><text:p text:style-name="P1"><text:span text:style-name="T1">stride: 2</text:span></text:p><text:p text:style-name="P1"><text:span text:style-name="T1">padding: 0</text:span></text:p><draw:enhanced-geometry svg:viewBox="0 0 21600 21600" draw:type="rectangle" draw:enhanced-path="M 0 0 L 21600 0 21600 21600 0 21600 0 0 Z N"/></draw:custom-shape><draw:custom-shape text:anchor-type="paragraph" draw:z-index="5" draw:name="Shape1" draw:style-name="gr6" draw:text-style-name="P2" svg:width="1.403cm" svg:height="1.973cm" svg:x="8.366cm" svg:y="0.568cm"><text:p text:style-name="P1"><text:span text:style-name="T1">FC1+ReLU</text:span></text:p><text:p text:style-name="P1"><text:span text:style-name="T1">60</text:span></text:p><draw:enhanced-geometry svg:viewBox="0 0 21600 21600" draw:type="rectangle" draw:enhanced-path="M 0 0 L 21600 0 21600 21600 0 21600 0 0 Z N"/></draw:custom-shape><draw:custom-shape text:anchor-type="paragraph" draw:z-index="6" draw:name="Shape1" draw:style-name="gr6" draw:text-style-name="P2" svg:width="1.403cm" svg:height="1.973cm" svg:x="9.825cm" svg:y="0.568cm"><text:p text:style-name="P1"><text:span text:style-name="T1">FC2+ReLU</text:span></text:p><text:p text:style-name="P1"><text:span text:style-name="T1">2</text:span>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7" draw:name="Shape1" draw:style-name="gr7" draw:text-style-name="P3" svg:width="0.846cm" svg:height="1.973cm" svg:x="0.49cm" svg:y="0.081cm"><text:p text:style-name="P1"><text:span text:style-name="T2">Input</text:span></text:p><text:p text:style-name="P1"><text:span text:style-name="T2">1x39x39</text:span></text:p><draw:enhanced-geometry svg:viewBox="0 0 21600 21600" draw:type="rectangle" draw:enhanced-path="M 0 0 L 21600 0 21600 21600 0 21600 0 0 Z N"/></draw:custom-shape><draw:custom-shape text:anchor-type="paragraph" draw:z-index="8" draw:name="Shape1" draw:style-name="gr8" draw:text-style-name="P3" svg:width="1.398cm" svg:height="1.973cm" svg:x="1.381cm" svg:y="0.081cm"><text:p text:style-name="P1"><text:span text:style-name="T2">CONV1+ReLU</text:span></text:p><text:p text:style-name="P1"><text:span text:style-name="T2">filters: 20</text:span></text:p><text:p text:style-name="P1"><text:span text:style-name="T2">f_size: 4x4</text:span></text:p><text:p text:style-name="P1"><text:span text:style-name="T2">stride: 1</text:span></text:p><text:p text:style-name="P1"><text:span text:style-name="T2">padding: 0</text:span></text:p><draw:enhanced-geometry svg:viewBox="0 0 21600 21600" draw:type="rectangle" draw:enhanced-path="M 0 0 L 21600 0 21600 21600 0 21600 0 0 Z N"/></draw:custom-shape><draw:custom-shape text:anchor-type="paragraph" draw:z-index="10" draw:name="Shape1" draw:style-name="gr8" draw:text-style-name="P3" svg:width="1.398cm" svg:height="1.973cm" svg:x="3.903cm" svg:y="0.081cm"><text:p text:style-name="P1"><text:span text:style-name="T2">CONV2+ReLU</text:span></text:p><text:p text:style-name="P1"><text:span text:style-name="T2">filters: 40</text:span></text:p><text:p text:style-name="P1"><text:span text:style-name="T2">f_size: 3x3</text:span></text:p><text:p text:style-name="P1"><text:span text:style-name="T2">stride: 1</text:span></text:p><text:p text:style-name="P1"><text:span text:style-name="T2">padding: 0</text:span></text:p><draw:enhanced-geometry svg:viewBox="0 0 21600 21600" draw:type="rectangle" draw:enhanced-path="M 0 0 L 21600 0 21600 21600 0 21600 0 0 Z N"/></draw:custom-shape><draw:custom-shape text:anchor-type="paragraph" draw:z-index="9" draw:name="Shape1" draw:style-name="gr9" draw:text-style-name="P3" svg:width="1.041cm" svg:height="1.973cm" svg:x="2.822cm" svg:y="0.081cm"><text:p text:style-name="P1"><text:span text:style-name="T2">POOL1</text:span></text:p><text:p text:style-name="P1"><text:span text:style-name="T2">f_size: 2x2</text:span></text:p><text:p text:style-name="P1"><text:span text:style-name="T2">stride: 2</text:span></text:p><text:p text:style-name="P1"><text:span text:style-name="T2">padding: 0</text:span></text:p><draw:enhanced-geometry svg:viewBox="0 0 21600 21600" draw:type="rectangle" draw:enhanced-path="M 0 0 L 21600 0 21600 21600 0 21600 0 0 Z N"/></draw:custom-shape><draw:custom-shape text:anchor-type="paragraph" draw:z-index="11" draw:name="Shape1" draw:style-name="gr10" draw:text-style-name="P3" svg:width="1.056cm" svg:height="1.973cm" svg:x="5.348cm" svg:y="0.095cm"><text:p text:style-name="P1"><text:span text:style-name="T2">POOL2</text:span></text:p><text:p text:style-name="P1"><text:span text:style-name="T2">stride: 2</text:span></text:p><text:p text:style-name="P1"><text:span text:style-name="T2">padding: 0</text:span></text:p><draw:enhanced-geometry svg:viewBox="0 0 21600 21600" draw:type="rectangle" draw:enhanced-path="M 0 0 L 21600 0 21600 21600 0 21600 0 0 Z N"/></draw:custom-shape><draw:custom-shape text:anchor-type="paragraph" draw:z-index="14" draw:name="Shape1" draw:style-name="gr8" draw:text-style-name="P3" svg:width="1.398cm" svg:height="1.973cm" svg:x="6.445cm" svg:y="0.081cm"><text:p text:style-name="P1"><text:span text:style-name="T2">CONV3+ReLU</text:span></text:p><text:p text:style-name="P1"><text:span text:style-name="T2">filters: 60</text:span></text:p><text:p text:style-name="P1"><text:span text:style-name="T2">f_size: 3x3</text:span></text:p><text:p text:style-name="P1"><text:span text:style-name="T2">stride: 1</text:span></text:p><text:p text:style-name="P1"><text:span text:style-name="T2">padding: 0</text:span></text:p><draw:enhanced-geometry svg:viewBox="0 0 21600 21600" draw:type="rectangle" draw:enhanced-path="M 0 0 L 21600 0 21600 21600 0 21600 0 0 Z N"/></draw:custom-shape><draw:custom-shape text:anchor-type="paragraph" draw:z-index="15" draw:name="Shape1" draw:style-name="gr9" draw:text-style-name="P3" svg:width="1.041cm" svg:height="1.973cm" svg:x="7.872cm" svg:y="0.081cm"><text:p text:style-name="P1"><text:span text:style-name="T2">POOL3</text:span></text:p><text:p text:style-name="P1"><text:span text:style-name="T2">f_size: 2x2</text:span></text:p><text:p text:style-name="P1"><text:span text:style-name="T2">stride: 2</text:span></text:p><text:p text:style-name="P1"><text:span text:style-name="T2">padding: 0</text:span></text:p><draw:enhanced-geometry svg:viewBox="0 0 21600 21600" draw:type="rectangle" draw:enhanced-path="M 0 0 L 21600 0 21600 21600 0 21600 0 0 Z N"/></draw:custom-shape><draw:custom-shape text:anchor-type="paragraph" draw:z-index="16" draw:name="Shape1" draw:style-name="gr13" draw:text-style-name="P3" svg:width="1.392cm" svg:height="1.973cm" svg:x="8.954cm" svg:y="0.081cm"><text:p text:style-name="P1"><text:span text:style-name="T2">CONV4+ReLU</text:span></text:p><text:p text:style-name="P1"><text:span text:style-name="T2">filters: 80</text:span></text:p><text:p text:style-name="P1"><text:span text:style-name="T2">f_size: 2x2</text:span></text:p><text:p text:style-name="P1"><text:span text:style-name="T2">stride: 1</text:span></text:p><text:p text:style-name="P1"><text:span text:style-name="T2">padding: 0</text:span></text:p><draw:enhanced-geometry svg:viewBox="0 0 21600 21600" draw:type="rectangle" draw:enhanced-path="M 0 0 L 21600 0 21600 21600 0 21600 0 0 Z N"/></draw:custom-shape><draw:custom-shape text:anchor-type="paragraph" draw:z-index="12" draw:name="Shape1" draw:style-name="gr11" draw:text-style-name="P3" svg:width="1.146cm" svg:height="1.973cm" svg:x="10.388cm" svg:y="0.081cm"><text:p text:style-name="P1"><text:span text:style-name="T2">FC1+ReLU</text:span></text:p><text:p text:style-name="P1"><text:span text:style-name="T2">120/100/100</text:span></text:p><draw:enhanced-geometry svg:viewBox="0 0 21600 21600" draw:type="rectangle" draw:enhanced-path="M 0 0 L 21600 0 21600 21600 0 21600 0 0 Z N"/></draw:custom-shape><draw:custom-shape text:anchor-type="paragraph" draw:z-index="13" draw:name="Shape1" draw:style-name="gr12" draw:text-style-name="P3" svg:width="1.071cm" svg:height="1.973cm" svg:x="11.575cm" svg:y="0.081cm"><text:p text:style-name="P1"><text:span text:style-name="T2">FC2+ReLU</text:span></text:p><text:p text:style-name="P1"><text:span text:style-name="T2">10/6/6</text:span>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/>
      <text:p text:style-name="Standard"><draw:custom-shape text:anchor-type="paragraph" draw:z-index="17" draw:name="Shape1" draw:style-name="gr7" draw:text-style-name="P3" svg:width="0.846cm" svg:height="1.973cm" svg:x="0.49cm" svg:y="0.081cm"><text:p text:style-name="P1"><text:span text:style-name="T2">Input</text:span></text:p><text:p text:style-name="P1"><text:span text:style-name="T2">192x256</text:span></text:p><draw:enhanced-geometry svg:viewBox="0 0 21600 21600" draw:type="rectangle" draw:enhanced-path="M 0 0 L 21600 0 21600 21600 0 21600 0 0 Z N"/></draw:custom-shape><draw:custom-shape text:anchor-type="paragraph" draw:z-index="18" draw:name="Shape1" draw:style-name="gr8" draw:text-style-name="P3" svg:width="1.398cm" svg:height="1.973cm" svg:x="1.381cm" svg:y="0.081cm"><text:p text:style-name="P1"><text:span text:style-name="T2">CONV1</text:span></text:p><text:p text:style-name="P1"><text:span text:style-name="T2">filters: 32</text:span></text:p><text:p text:style-name="P1"><text:span text:style-name="T2">f_size: 3x3</text:span></text:p><draw:enhanced-geometry svg:viewBox="0 0 21600 21600" draw:type="rectangle" draw:enhanced-path="M 0 0 L 21600 0 21600 21600 0 21600 0 0 Z N"/></draw:custom-shape><draw:custom-shape text:anchor-type="paragraph" draw:z-index="19" draw:name="Shape1" draw:style-name="gr9" draw:text-style-name="P3" svg:width="1.041cm" svg:height="1.973cm" svg:x="2.822cm" svg:y="0.081cm"><text:p text:style-name="P1"><text:span text:style-name="T2">POOL1</text:span></text:p><text:p text:style-name="P1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20" draw:name="Shape1" draw:style-name="gr8" draw:text-style-name="P3" svg:width="1.398cm" svg:height="1.973cm" svg:x="4.792cm" svg:y="0.081cm"><text:p text:style-name="P1"><text:span text:style-name="T2">CONV2</text:span></text:p><text:p text:style-name="P1"><text:span text:style-name="T2">filters: 64</text:span></text:p><text:p text:style-name="P1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21" draw:name="Shape1" draw:style-name="gr10" draw:text-style-name="P3" svg:width="1.056cm" svg:height="1.973cm" svg:x="6.237cm" svg:y="0.095cm"><text:p text:style-name="P1"><text:span text:style-name="T2">POOL2</text:span></text:p><text:p text:style-name="P1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22" draw:name="Shape1" draw:style-name="gr11" draw:text-style-name="P3" svg:width="1.146cm" svg:height="1.973cm" svg:x="11.635cm" svg:y="0.081cm"><text:p text:style-name="P1"><text:span text:style-name="T2">FC1</text:span></text:p><text:p text:style-name="P1"><text:span text:style-name="T2">1000</text:span></text:p><draw:enhanced-geometry svg:viewBox="0 0 21600 21600" draw:type="rectangle" draw:enhanced-path="M 0 0 L 21600 0 21600 21600 0 21600 0 0 Z N"/></draw:custom-shape><draw:custom-shape text:anchor-type="paragraph" draw:z-index="24" draw:name="Shape1" draw:style-name="gr8" draw:text-style-name="P3" svg:width="1.398cm" svg:height="1.973cm" svg:x="8.236cm" svg:y="0.081cm"><text:p text:style-name="P1"><text:span text:style-name="T2">CONV3</text:span></text:p><text:p text:style-name="P1"><text:span text:style-name="T2">filters: 128</text:span></text:p><text:p text:style-name="P1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25" draw:name="Shape1" draw:style-name="gr9" draw:text-style-name="P3" svg:width="1.041cm" svg:height="1.973cm" svg:x="9.663cm" svg:y="0.081cm"><text:p text:style-name="P1"><text:span text:style-name="T2">POOL3</text:span></text:p><text:p text:style-name="P1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26" draw:name="Shape1" draw:style-name="gr11" draw:text-style-name="P3" svg:width="1.146cm" svg:height="1.973cm" svg:x="13.698cm" svg:y="0.081cm"><text:p text:style-name="P1"><text:span text:style-name="T2">FC2</text:span></text:p><text:p text:style-name="P1"><text:span text:style-name="T2">1000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7" draw:name="Shape1" draw:style-name="gr14" draw:text-style-name="P3" svg:width="0.846cm" svg:height="1.973cm" svg:x="3.9cm" svg:y="0.081cm"><text:p text:style-name="P1"><text:span text:style-name="T2">DROP1</text:span></text:p><text:p text:style-name="P1"><text:span text:style-name="T2">p: 0.1</text:span></text:p><draw:enhanced-geometry svg:viewBox="0 0 21600 21600" draw:type="rectangle" draw:enhanced-path="M 0 0 L 21600 0 21600 21600 0 21600 0 0 Z N"/></draw:custom-shape><draw:custom-shape text:anchor-type="paragraph" draw:z-index="28" draw:name="Shape1" draw:style-name="gr14" draw:text-style-name="P3" svg:width="0.846cm" svg:height="1.973cm" svg:x="7.341cm" svg:y="0.095cm"><text:p text:style-name="P1"><text:span text:style-name="T2">DROP2</text:span></text:p><text:p text:style-name="P1"><text:span text:style-name="T2">p: 0.2</text:span></text:p><draw:enhanced-geometry svg:viewBox="0 0 21600 21600" draw:type="rectangle" draw:enhanced-path="M 0 0 L 21600 0 21600 21600 0 21600 0 0 Z N"/></draw:custom-shape><draw:custom-shape text:anchor-type="paragraph" draw:z-index="29" draw:name="Shape1" draw:style-name="gr14" draw:text-style-name="P3" svg:width="0.846cm" svg:height="1.973cm" svg:x="10.74cm" svg:y="0.081cm"><text:p text:style-name="P1"><text:span text:style-name="T2">DROP3</text:span></text:p><text:p text:style-name="P1"><text:span text:style-name="T2">p: 0.3</text:span></text:p><draw:enhanced-geometry svg:viewBox="0 0 21600 21600" draw:type="rectangle" draw:enhanced-path="M 0 0 L 21600 0 21600 21600 0 21600 0 0 Z N"/></draw:custom-shape><draw:custom-shape text:anchor-type="paragraph" draw:z-index="30" draw:name="Shape1" draw:style-name="gr14" draw:text-style-name="P3" svg:width="0.846cm" svg:height="1.973cm" svg:x="12.816cm" svg:y="0.081cm"><text:p text:style-name="P1"><text:span text:style-name="T2">DROP4</text:span></text:p><text:p text:style-name="P1"><text:span text:style-name="T2">p: 0.5</text:span></text:p><draw:enhanced-geometry svg:viewBox="0 0 21600 21600" draw:type="rectangle" draw:enhanced-path="M 0 0 L 21600 0 21600 21600 0 21600 0 0 Z N"/></draw:custom-shape><draw:custom-shape text:anchor-type="paragraph" draw:z-index="23" draw:name="Shape1" draw:style-name="gr12" draw:text-style-name="P3" svg:width="1.071cm" svg:height="1.973cm" svg:x="14.88cm" svg:y="0.081cm"><text:p text:style-name="P1"><text:span text:style-name="T2">FC3</text:span></text:p><text:p text:style-name="P1"><text:span text:style-name="T2">16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><draw:custom-shape text:anchor-type="paragraph" draw:z-index="31" draw:name="Shape1" draw:style-name="gr7" draw:text-style-name="P3" svg:width="0.846cm" svg:height="1.973cm" svg:x="0.589cm" svg:y="1.074cm"><text:p text:style-name="P1"><text:span text:style-name="T2">Input</text:span></text:p><text:p text:style-name="P1"><text:span text:style-name="T2">96x96</text:span></text:p><draw:enhanced-geometry svg:viewBox="0 0 21600 21600" draw:type="rectangle" draw:enhanced-path="M 0 0 L 21600 0 21600 21600 0 21600 0 0 Z N"/></draw:custom-shape><draw:custom-shape text:anchor-type="paragraph" draw:z-index="32" draw:name="Shape1" draw:style-name="gr15" draw:text-style-name="P3" svg:width="1.029cm" svg:height="1.973cm" svg:x="1.48cm" svg:y="1.074cm"><text:p text:style-name="P1"><text:span text:style-name="T2">CONV1.1</text:span></text:p><text:p text:style-name="P1"><text:span text:style-name="T2">filters: 32</text:span></text:p><text:p text:style-name="P1"><text:span text:style-name="T2">f_size: 4x4</text:span></text:p><draw:enhanced-geometry svg:viewBox="0 0 21600 21600" draw:type="rectangle" draw:enhanced-path="M 0 0 L 21600 0 21600 21600 0 21600 0 0 Z N"/></draw:custom-shape><draw:custom-shape text:anchor-type="paragraph" draw:z-index="33" draw:name="Shape1" draw:style-name="gr9" draw:text-style-name="P3" svg:width="1.041cm" svg:height="1.973cm" svg:x="3.639cm" svg:y="1.074cm"><text:p text:style-name="P1"><text:span text:style-name="T2">POOL1</text:span></text:p><text:p text:style-name="P1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34" draw:name="Shape1" draw:style-name="gr16" draw:text-style-name="P3" svg:width="0.962cm" svg:height="1.973cm" svg:x="5.609cm" svg:y="1.074cm"><text:p text:style-name="P1"><text:span text:style-name="T2">CONV2.1</text:span></text:p><text:p text:style-name="P1"><text:span text:style-name="T2">filters: 32</text:span></text:p><text:p text:style-name="P1"><text:span text:style-name="T2">f_size: 3x3</text:span></text:p><draw:enhanced-geometry svg:viewBox="0 0 21600 21600" draw:type="rectangle" draw:enhanced-path="M 0 0 L 21600 0 21600 21600 0 21600 0 0 Z N"/></draw:custom-shape><draw:custom-shape text:anchor-type="paragraph" draw:z-index="35" draw:name="Shape1" draw:style-name="gr10" draw:text-style-name="P3" svg:width="1.056cm" svg:height="1.973cm" svg:x="7.618cm" svg:y="1.088cm"><text:p text:style-name="P1"><text:span text:style-name="T2">POOL2</text:span></text:p><text:p text:style-name="P1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36" draw:name="Shape1" draw:style-name="gr11" draw:text-style-name="P3" svg:width="1.146cm" svg:height="1.973cm" svg:x="13.635cm" svg:y="1.074cm"><text:p text:style-name="P1"><text:span text:style-name="T2">FC1</text:span></text:p><text:p text:style-name="P1"><text:span text:style-name="T2">1500</text:span></text:p><draw:enhanced-geometry svg:viewBox="0 0 21600 21600" draw:type="rectangle" draw:enhanced-path="M 0 0 L 21600 0 21600 21600 0 21600 0 0 Z N"/></draw:custom-shape><draw:custom-shape text:anchor-type="paragraph" draw:z-index="37" draw:name="Shape1" draw:style-name="gr12" draw:text-style-name="P3" svg:width="1.071cm" svg:height="1.973cm" svg:x="16.88cm" svg:y="1.074cm"><text:p text:style-name="P1"><text:span text:style-name="T2">FC3</text:span></text:p><text:p text:style-name="P1"><text:span text:style-name="T2">16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8" draw:name="Shape1" draw:style-name="gr17" draw:text-style-name="P3" svg:width="0.98cm" svg:height="1.973cm" svg:x="9.617cm" svg:y="1.074cm"><text:p text:style-name="P1"><text:span text:style-name="T2">CONV3.1</text:span></text:p><text:p text:style-name="P1"><text:span text:style-name="T2">filters: 64</text:span></text:p><text:p text:style-name="P1"><text:span text:style-name="T2">f_size: 3x3</text:span></text:p><draw:enhanced-geometry svg:viewBox="0 0 21600 21600" draw:type="rectangle" draw:enhanced-path="M 0 0 L 21600 0 21600 21600 0 21600 0 0 Z N"/></draw:custom-shape><draw:custom-shape text:anchor-type="paragraph" draw:z-index="39" draw:name="Shape1" draw:style-name="gr9" draw:text-style-name="P3" svg:width="1.041cm" svg:height="1.973cm" svg:x="11.663cm" svg:y="1.074cm"><text:p text:style-name="P1"><text:span text:style-name="T2">POOL3</text:span></text:p><text:p text:style-name="P1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40" draw:name="Shape1" draw:style-name="gr11" draw:text-style-name="P3" svg:width="1.146cm" svg:height="1.973cm" svg:x="15.699cm" svg:y="1.074cm"><text:p text:style-name="P1"><text:span text:style-name="T2">FC2</text:span></text:p><text:p text:style-name="P1"><text:span text:style-name="T2">1500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1" draw:name="Shape1" draw:style-name="gr18" draw:text-style-name="P3" svg:width="0.846cm" svg:height="1.973cm" svg:x="4.717cm" svg:y="1.074cm"><text:p text:style-name="P1"><text:span text:style-name="T2">DROP1</text:span></text:p><text:p text:style-name="P1"><text:span text:style-name="T2">p: 0.1</text:span></text:p><draw:enhanced-geometry svg:viewBox="0 0 21600 21600" draw:type="rectangle" draw:enhanced-path="M 0 0 L 21600 0 21600 21600 0 21600 0 0 Z N"/></draw:custom-shape><draw:custom-shape text:anchor-type="paragraph" draw:z-index="42" draw:name="Shape1" draw:style-name="gr18" draw:text-style-name="P3" svg:width="0.846cm" svg:height="1.973cm" svg:x="8.722cm" svg:y="1.088cm"><text:p text:style-name="P1"><text:span text:style-name="T2">DROP2</text:span></text:p><text:p text:style-name="P1"><text:span text:style-name="T2">p: 0.2</text:span></text:p><draw:enhanced-geometry svg:viewBox="0 0 21600 21600" draw:type="rectangle" draw:enhanced-path="M 0 0 L 21600 0 21600 21600 0 21600 0 0 Z N"/></draw:custom-shape><draw:custom-shape text:anchor-type="paragraph" draw:z-index="43" draw:name="Shape1" draw:style-name="gr18" draw:text-style-name="P3" svg:width="0.846cm" svg:height="1.973cm" svg:x="12.741cm" svg:y="1.074cm"><text:p text:style-name="P1"><text:span text:style-name="T2">DROP3</text:span></text:p><text:p text:style-name="P1"><text:span text:style-name="T2">p: 0.3</text:span></text:p><draw:enhanced-geometry svg:viewBox="0 0 21600 21600" draw:type="rectangle" draw:enhanced-path="M 0 0 L 21600 0 21600 21600 0 21600 0 0 Z N"/></draw:custom-shape><draw:custom-shape text:anchor-type="paragraph" draw:z-index="44" draw:name="Shape1" draw:style-name="gr18" draw:text-style-name="P3" svg:width="0.846cm" svg:height="1.973cm" svg:x="14.817cm" svg:y="1.074cm"><text:p text:style-name="P1"><text:span text:style-name="T2">DROP4</text:span></text:p><text:p text:style-name="P1"><text:span text:style-name="T2">p: 0.5</text:span></text:p><draw:enhanced-geometry svg:viewBox="0 0 21600 21600" draw:type="rectangle" draw:enhanced-path="M 0 0 L 21600 0 21600 21600 0 21600 0 0 Z N"/></draw:custom-shape><draw:custom-shape text:anchor-type="paragraph" draw:z-index="45" draw:name="Shape1" draw:style-name="gr19" draw:text-style-name="P3" svg:width="1.043cm" svg:height="1.973cm" svg:x="2.559cm" svg:y="1.074cm"><text:p text:style-name="P1"><text:span text:style-name="T2">CONV1.2</text:span></text:p><text:p text:style-name="P1"><text:span text:style-name="T2">filters: 32</text:span></text:p><text:p text:style-name="P1"><text:span text:style-name="T2">f_size: 4x4</text:span></text:p><draw:enhanced-geometry svg:viewBox="0 0 21600 21600" draw:type="rectangle" draw:enhanced-path="M 0 0 L 21600 0 21600 21600 0 21600 0 0 Z N"/></draw:custom-shape><draw:custom-shape text:anchor-type="paragraph" draw:z-index="46" draw:name="Shape1" draw:style-name="gr16" draw:text-style-name="P3" svg:width="0.962cm" svg:height="1.973cm" svg:x="6.615cm" svg:y="1.087cm"><text:p text:style-name="P1"><text:span text:style-name="T2">CONV2.2</text:span></text:p><text:p text:style-name="P1"><text:span text:style-name="T2">filters: 32</text:span></text:p><text:p text:style-name="P1"><text:span text:style-name="T2">f_size: 3x3</text:span></text:p><draw:enhanced-geometry svg:viewBox="0 0 21600 21600" draw:type="rectangle" draw:enhanced-path="M 0 0 L 21600 0 21600 21600 0 21600 0 0 Z N"/></draw:custom-shape><draw:custom-shape text:anchor-type="paragraph" draw:z-index="47" draw:name="Shape1" draw:style-name="gr17" draw:text-style-name="P3" svg:width="0.98cm" svg:height="1.973cm" svg:x="10.642cm" svg:y="1.074cm"><text:p text:style-name="P1"><text:span text:style-name="T2">CONV3.2</text:span></text:p><text:p text:style-name="P1"><text:span text:style-name="T2">filters: 64</text:span></text:p><text:p text:style-name="P1"><text:span text:style-name="T2">f_size: 3x3</text:span>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><draw:custom-shape text:anchor-type="paragraph" draw:z-index="48" draw:name="Shape1" draw:style-name="gr7" draw:text-style-name="P3" svg:width="0.846cm" svg:height="1.973cm" svg:x="0.556cm" svg:y="2.164cm"><text:p text:style-name="P1"><text:span text:style-name="T2">Input</text:span></text:p><text:p text:style-name="P1"><text:span text:style-name="T2">192x256</text:span></text:p><draw:enhanced-geometry svg:viewBox="0 0 21600 21600" draw:type="rectangle" draw:enhanced-path="M 0 0 L 21600 0 21600 21600 0 21600 0 0 Z N"/></draw:custom-shape><draw:custom-shape text:anchor-type="paragraph" draw:z-index="49" draw:name="Shape1" draw:style-name="gr8" draw:text-style-name="P3" svg:width="1.398cm" svg:height="1.973cm" svg:x="1.446cm" svg:y="2.164cm"><text:p text:style-name="P1"><text:span text:style-name="T2">CONV1</text:span></text:p><text:p text:style-name="P1"><text:span text:style-name="T2">filters: 32</text:span></text:p><text:p text:style-name="P1"><text:span text:style-name="T2">f_size: 3x3</text:span></text:p><draw:enhanced-geometry svg:viewBox="0 0 21600 21600" draw:type="rectangle" draw:enhanced-path="M 0 0 L 21600 0 21600 21600 0 21600 0 0 Z N"/></draw:custom-shape><draw:custom-shape text:anchor-type="paragraph" draw:z-index="50" draw:name="Shape1" draw:style-name="gr9" draw:text-style-name="P3" svg:width="1.041cm" svg:height="1.973cm" svg:x="2.887cm" svg:y="2.164cm"><text:p text:style-name="P1"><text:span text:style-name="T2">POOL1</text:span></text:p><text:p text:style-name="P1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51" draw:name="Shape1" draw:style-name="gr8" draw:text-style-name="P3" svg:width="1.398cm" svg:height="1.973cm" svg:x="3.969cm" svg:y="2.164cm"><text:p text:style-name="P1"><text:span text:style-name="T2">CONV2</text:span></text:p><text:p text:style-name="P1"><text:span text:style-name="T2">filters: 64</text:span></text:p><text:p text:style-name="P1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52" draw:name="Shape1" draw:style-name="gr10" draw:text-style-name="P3" svg:width="1.056cm" svg:height="1.973cm" svg:x="5.413cm" svg:y="2.178cm"><text:p text:style-name="P1"><text:span text:style-name="T2">POOL2</text:span></text:p><text:p text:style-name="P1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53" draw:name="Shape1" draw:style-name="gr11" draw:text-style-name="P3" svg:width="1.146cm" svg:height="1.973cm" svg:x="9.033cm" svg:y="2.164cm"><text:p text:style-name="P1"><text:span text:style-name="T2">FC1</text:span></text:p><text:p text:style-name="P1"><text:span text:style-name="T2">500</text:span></text:p><draw:enhanced-geometry svg:viewBox="0 0 21600 21600" draw:type="rectangle" draw:enhanced-path="M 0 0 L 21600 0 21600 21600 0 21600 0 0 Z N"/></draw:custom-shape><draw:custom-shape text:anchor-type="paragraph" draw:z-index="54" draw:name="Shape1" draw:style-name="gr12" draw:text-style-name="P3" svg:width="1.071cm" svg:height="1.973cm" svg:x="11.405cm" svg:y="2.164cm"><text:p text:style-name="P1"><text:span text:style-name="T2">FC3</text:span></text:p><text:p text:style-name="P1"><text:span text:style-name="T2">16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5" draw:name="Shape1" draw:style-name="gr8" draw:text-style-name="P3" svg:width="1.398cm" svg:height="1.973cm" svg:x="6.507cm" svg:y="2.164cm"><text:p text:style-name="P1"><text:span text:style-name="T2">CONV3</text:span></text:p><text:p text:style-name="P1"><text:span text:style-name="T2">filters: 128</text:span></text:p><text:p text:style-name="P1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56" draw:name="Shape1" draw:style-name="gr9" draw:text-style-name="P3" svg:width="1.041cm" svg:height="1.973cm" svg:x="7.934cm" svg:y="2.164cm"><text:p text:style-name="P1"><text:span text:style-name="T2">POOL3</text:span></text:p><text:p text:style-name="P1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57" draw:name="Shape1" draw:style-name="gr11" draw:text-style-name="P3" svg:width="1.146cm" svg:height="1.973cm" svg:x="10.224cm" svg:y="2.164cm"><text:p text:style-name="P1"><text:span text:style-name="T2">FC2</text:span></text:p><text:p text:style-name="P1"><text:span text:style-name="T2">500</text:span></text:p><draw:enhanced-geometry svg:viewBox="0 0 21600 21600" draw:mirror-horizontal="false" draw:mirror-vertical="false" draw:type="rectangle" draw:enhanced-path="M 0 0 L 21600 0 21600 21600 0 21600 0 0 Z N"/></draw:custom-shape>in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20:40:17.368965930</meta:creation-date>
    <dc:date>2017-10-16T11:59:29.647868709</dc:date>
    <meta:editing-duration>PT1H55M51S</meta:editing-duration>
    <meta:editing-cycles>17</meta:editing-cycles>
    <meta:generator>LibreOffice/4.2.8.2$Linux_X86_64 LibreOffice_project/420m0$Build-2</meta:generator>
    <meta:document-statistic meta:table-count="0" meta:image-count="0" meta:object-count="0" meta:page-count="1" meta:paragraph-count="1" meta:word-count="1" meta:character-count="3" meta:non-whitespace-character-count="3"/>
  </office:meta>
</office:document-meta>
</file>